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85.91mm" svg:height="90.05mm" svg:x="78.05mm" svg:y="9.56mm">
            <loext:p draw:notify-on-update-of-ranges="Arkusz1.A1:Arkusz1.A9 Arkusz1.C1:Arkusz1.C1 Arkusz1.B1:Arkusz1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3.16mm" svg:height="90.05mm" svg:x="63.55mm" svg:y="126.96mm">
            <loext:p draw:notify-on-update-of-ranges="Arkusz1.A30:Arkusz1.A39 Arkusz1.C1:Arkusz1.C1 Arkusz1.B30:Arkusz1.B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3.37mm" svg:height="90.04mm" svg:x="69.13mm" svg:y="240.12mm">
            <loext:p draw:notify-on-update-of-ranges="Arkusz1.A54:Arkusz1.A59 Arkusz1.C1:Arkusz1.C1 Arkusz1.B54:Arkusz1.B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81.28mm" svg:y="355.59mm">
            <loext:p draw:notify-on-update-of-ranges="Arkusz1.A80:Arkusz1.A91 Arkusz1.C1:Arkusz1.C1 Arkusz1.B80:Arkusz1.B9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0mm" svg:height="90.04mm" svg:x="78.6mm" svg:y="472mm">
            <loext:p draw:notify-on-update-of-ranges="Arkusz1.A105:Arkusz1.A109 Arkusz1.C1:Arkusz1.C1 Arkusz1.B105:Arkusz1.B10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8.74mm" svg:height="89.99mm" svg:x="75.99mm" svg:y="584.82mm">
            <loext:p draw:notify-on-update-of-ranges="Arkusz1.A130:Arkusz1.A146 Arkusz1.C1:Arkusz1.C1 Arkusz1.B130:Arkusz1.B14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46.16mm" svg:y="700.91mm">
            <loext:p draw:notify-on-update-of-ranges="Arkusz1.A156:Arkusz1.A168 Arkusz1.C1:Arkusz1.C1 Arkusz1.B156:Arkusz1.B16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213.62mm" svg:height="120.16mm" svg:x="79.89mm" svg:y="858.95mm">
            <loext:p draw:notify-on-update-of-ranges="Arkusz1.A190:Arkusz1.A217 Arkusz1.C1:Arkusz1.C1 Arkusz1.B190:Arkusz1.B21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ość pomiarów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20"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number-rows-repeated="14">
          <table:table-cell table:number-columns-repeated="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number-rows-repeated="20">
          <table:table-cell table:number-columns-repeated="3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13">
          <table:table-cell table:number-columns-repeated="3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0">
          <table:table-cell table:number-columns-repeated="3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7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7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6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6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6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6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6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6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6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6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6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number-rows-repeated="9">
          <table:table-cell table:number-columns-repeated="3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56 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55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54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51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50 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49 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48 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47 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46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45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37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-35 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tab/><text:tab/>-86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tab/><text:tab/>-84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tab/><text:tab/>-79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tab/><text:tab/>-78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tab/><text:tab/>-77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tab/><text:tab/>-76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tab/><text:tab/>-75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tab/><text:tab/>-74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<text:tab/><text:tab/>-73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tab/><text:tab/>-72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tab/><text:tab/>-71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<text:tab/><text:tab/>-70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<text:tab/><text:tab/>-69 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tab/><text:tab/>-68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tab/><text:tab/>-67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tab/><text:tab/>-66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tab/><text:tab/>-65 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tab/><text:tab/>-64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tab/><text:tab/>-63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<text:tab/><text:tab/>-62 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<text:tab/><text:tab/>-61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<text:tab/><text:tab/>-60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tab/><text:tab/>-59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tab/><text:tab/>-58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tab/><text:tab/>-57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tab/><text:tab/>-56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tab/><text:tab/>-55 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18:02:47.653000000</meta:creation-date>
    <dc:date>2017-01-08T18:21:01.731000000</dc:date>
    <meta:editing-duration>PT6M44S</meta:editing-duration>
    <meta:editing-cycles>1</meta:editing-cycles>
    <meta:document-statistic meta:table-count="1" meta:cell-count="201" meta:object-count="8"/>
    <meta:generator>LibreOffice/5.2.3.3$Windows_x86 LibreOffice_project/d54a8868f08a7b39642414cf2c8ef2f228f780c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592cm" svg:height="9.006cm" xlink:href=".." xlink:type="simple" chart:class="chart:bar" chart:style-name="ch1">
        <chart:legend chart:legend-position="end" svg:x="15.562cm" svg:y="4.204cm" style:legend-expansion="high" chart:style-name="ch2"/>
        <chart:plot-area chart:style-name="ch3" table:cell-range-address="Arkusz1.A1:Arkusz1.B9 Arkusz1.C1:Arkusz1.C1" chart:data-source-has-labels="both" svg:x="0.371cm" svg:y="0.18cm" svg:width="14.82cm" svg:height="8.646cm">
          <chartooo:coordinate-region svg:x="0.992cm" svg:y="0.379cm" svg:width="14.199cm" svg:height="7.8cm"/>
          <chart:axis chart:dimension="x" chart:name="primary-x" chart:style-name="ch4" chartooo:axis-type="auto">
            <chartooo:date-scale/>
            <chart:categories table:cell-range-address="Arkusz1.A1:Arkusz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1:Arkusz1.B9" chart:label-cell-address="Arkusz1.C1:Arkusz1.C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pomiarów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float" office:value="-44">
                <text:p>-44</text:p>
                <draw:g>
                  <svg:desc>Arkusz1.A1:Arkusz1.A9</svg:desc>
                </draw:g>
              </table:table-cell>
              <table:table-cell office:value-type="float" office:value="1">
                <text:p>1</text:p>
                <draw:g>
                  <svg:desc>Arkusz1.B1:Arkusz1.B9</svg:desc>
                </draw:g>
              </table:table-cell>
            </table:table-row>
            <table:table-row>
              <table:table-cell office:value-type="float" office:value="-43">
                <text:p>-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-42">
                <text:p>-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-41">
                <text:p>-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-39">
                <text:p>-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-38">
                <text:p>-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-37">
                <text:p>-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-36">
                <text:p>-3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317cm" svg:height="9.006cm" xlink:href=".." xlink:type="simple" chart:class="chart:bar" chart:style-name="ch1">
        <chart:legend chart:legend-position="end" svg:x="16.287cm" svg:y="4.204cm" style:legend-expansion="high" chart:style-name="ch2"/>
        <chart:plot-area chart:style-name="ch3" table:cell-range-address="Arkusz1.A30:Arkusz1.B39 Arkusz1.C1:Arkusz1.C1" chart:data-source-has-labels="both" svg:x="0.386cm" svg:y="0.18cm" svg:width="15.515cm" svg:height="8.646cm">
          <chartooo:coordinate-region svg:x="1.007cm" svg:y="0.379cm" svg:width="14.894cm" svg:height="7.8cm"/>
          <chart:axis chart:dimension="x" chart:name="primary-x" chart:style-name="ch4" chartooo:axis-type="auto">
            <chartooo:date-scale/>
            <chart:categories table:cell-range-address="Arkusz1.A30:Arkusz1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30:Arkusz1.B39" chart:label-cell-address="Arkusz1.C1:Arkusz1.C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pomiarów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float" office:value="-64">
                <text:p>-64</text:p>
                <draw:g>
                  <svg:desc>Arkusz1.A30:Arkusz1.A39</svg:desc>
                </draw:g>
              </table:table-cell>
              <table:table-cell office:value-type="float" office:value="1">
                <text:p>1</text:p>
                <draw:g>
                  <svg:desc>Arkusz1.B30:Arkusz1.B39</svg:desc>
                </draw:g>
              </table:table-cell>
            </table:table-row>
            <table:table-row>
              <table:table-cell office:value-type="float" office:value="-62">
                <text:p>-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61">
                <text:p>-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-59">
                <text:p>-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-58">
                <text:p>-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-57">
                <text:p>-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-56">
                <text:p>-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-54">
                <text:p>-5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38cm" svg:height="9.005cm" xlink:href=".." xlink:type="simple" chart:class="chart:bar" chart:style-name="ch1">
        <chart:legend chart:legend-position="end" svg:x="14.308cm" svg:y="4.203cm" style:legend-expansion="high" chart:style-name="ch2"/>
        <chart:plot-area chart:style-name="ch3" table:cell-range-address="Arkusz1.A54:Arkusz1.B59 Arkusz1.C1:Arkusz1.C1" chart:data-source-has-labels="both" svg:x="0.346cm" svg:y="0.18cm" svg:width="13.616cm" svg:height="8.645cm">
          <chartooo:coordinate-region svg:x="0.967cm" svg:y="0.379cm" svg:width="12.995cm" svg:height="7.799cm"/>
          <chart:axis chart:dimension="x" chart:name="primary-x" chart:style-name="ch4" chartooo:axis-type="auto">
            <chartooo:date-scale/>
            <chart:categories table:cell-range-address="Arkusz1.A54:Arkusz1.A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54:Arkusz1.B59" chart:label-cell-address="Arkusz1.C1:Arkusz1.C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pomiarów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float" office:value="-44">
                <text:p>-44</text:p>
                <draw:g>
                  <svg:desc>Arkusz1.A54:Arkusz1.A59</svg:desc>
                </draw:g>
              </table:table-cell>
              <table:table-cell office:value-type="float" office:value="3">
                <text:p>3</text:p>
                <draw:g>
                  <svg:desc>Arkusz1.B54:Arkusz1.B59</svg:desc>
                </draw:g>
              </table:table-cell>
            </table:table-row>
            <table:table-row>
              <table:table-cell office:value-type="float" office:value="-43">
                <text:p>-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-42">
                <text:p>-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-41">
                <text:p>-4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-39">
                <text:p>-3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7cm" svg:y="4.201cm" style:legend-expansion="high" chart:style-name="ch2"/>
        <chart:plot-area chart:style-name="ch3" table:cell-range-address="Arkusz1.A80:Arkusz1.B91 Arkusz1.C1:Arkusz1.C1" chart:data-source-has-labels="both" svg:x="0.32cm" svg:y="0.18cm" svg:width="12.33cm" svg:height="8.64cm">
          <chartooo:coordinate-region svg:x="0.941cm" svg:y="0.379cm" svg:width="11.709cm" svg:height="7.794cm"/>
          <chart:axis chart:dimension="x" chart:name="primary-x" chart:style-name="ch4" chartooo:axis-type="auto">
            <chartooo:date-scale/>
            <chart:categories table:cell-range-address="Arkusz1.A80:Arkusz1.A9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80:Arkusz1.B91" chart:label-cell-address="Arkusz1.C1:Arkusz1.C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pomiarów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float" office:value="-68">
                <text:p>-68</text:p>
                <draw:g>
                  <svg:desc>Arkusz1.A80:Arkusz1.A91</svg:desc>
                </draw:g>
              </table:table-cell>
              <table:table-cell office:value-type="float" office:value="1">
                <text:p>1</text:p>
                <draw:g>
                  <svg:desc>Arkusz1.B80:Arkusz1.B91</svg:desc>
                </draw:g>
              </table:table-cell>
            </table:table-row>
            <table:table-row>
              <table:table-cell office:value-type="float" office:value="-67">
                <text:p>-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66">
                <text:p>-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-64">
                <text:p>-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63">
                <text:p>-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62">
                <text:p>-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-61">
                <text:p>-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-59">
                <text:p>-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-58">
                <text:p>-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-57">
                <text:p>-5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bar" chart:style-name="ch1">
        <chart:legend chart:legend-position="end" svg:x="12.971cm" svg:y="4.203cm" style:legend-expansion="high" chart:style-name="ch2"/>
        <chart:plot-area chart:style-name="ch3" table:cell-range-address="Arkusz1.A105:Arkusz1.B109 Arkusz1.C1:Arkusz1.C1" chart:data-source-has-labels="both" svg:x="0.32cm" svg:y="0.18cm" svg:width="12.331cm" svg:height="8.645cm">
          <chartooo:coordinate-region svg:x="1.127cm" svg:y="0.379cm" svg:width="11.524cm" svg:height="7.799cm"/>
          <chart:axis chart:dimension="x" chart:name="primary-x" chart:style-name="ch4" chartooo:axis-type="auto">
            <chartooo:date-scale/>
            <chart:categories table:cell-range-address="Arkusz1.A105:Arkusz1.A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105:Arkusz1.B109" chart:label-cell-address="Arkusz1.C1:Arkusz1.C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pomiarów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float" office:value="-57">
                <text:p>-57</text:p>
                <draw:g>
                  <svg:desc>Arkusz1.A105:Arkusz1.A109</svg:desc>
                </draw:g>
              </table:table-cell>
              <table:table-cell office:value-type="float" office:value="1">
                <text:p>1</text:p>
                <draw:g>
                  <svg:desc>Arkusz1.B105:Arkusz1.B109</svg:desc>
                </draw:g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51">
                <text:p>-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48">
                <text:p>-4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875cm" svg:height="9cm" xlink:href=".." xlink:type="simple" chart:class="chart:bar" chart:style-name="ch1">
        <chart:legend chart:legend-position="end" svg:x="13.845cm" svg:y="4.201cm" style:legend-expansion="high" chart:style-name="ch2"/>
        <chart:plot-area chart:style-name="ch3" table:cell-range-address="Arkusz1.A130:Arkusz1.B146 Arkusz1.C1:Arkusz1.C1" chart:data-source-has-labels="both" svg:x="0.337cm" svg:y="0.18cm" svg:width="13.171cm" svg:height="8.64cm">
          <chartooo:coordinate-region svg:x="0.958cm" svg:y="0.18cm" svg:width="12.55cm" svg:height="6.047cm"/>
          <chart:axis chart:dimension="x" chart:name="primary-x" chart:style-name="ch4" chartooo:axis-type="auto">
            <chartooo:date-scale/>
            <chart:categories table:cell-range-address="Arkusz1.A130:Arkusz1.A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130:Arkusz1.B146" chart:label-cell-address="Arkusz1.C1:Arkusz1.C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pomiarów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float" office:value="-104">
                <text:p>-104</text:p>
                <draw:g>
                  <svg:desc>Arkusz1.A130:Arkusz1.A146</svg:desc>
                </draw:g>
              </table:table-cell>
              <table:table-cell office:value-type="float" office:value="1">
                <text:p>1</text:p>
                <draw:g>
                  <svg:desc>Arkusz1.B130:Arkusz1.B146</svg:desc>
                </draw:g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79">
                <text:p>-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			-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			-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			-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			-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			-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			-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			-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			-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			-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			-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			-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			-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			-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			-6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7cm" svg:y="4.201cm" style:legend-expansion="high" chart:style-name="ch2"/>
        <chart:plot-area chart:style-name="ch3" table:cell-range-address="Arkusz1.A156:Arkusz1.B168 Arkusz1.C1:Arkusz1.C1" chart:data-source-has-labels="both" svg:x="0.32cm" svg:y="0.18cm" svg:width="12.33cm" svg:height="8.64cm">
          <chartooo:coordinate-region svg:x="1.081cm" svg:y="0.18cm" svg:width="11.569cm" svg:height="5.972cm"/>
          <chart:axis chart:dimension="x" chart:name="primary-x" chart:style-name="ch4" chartooo:axis-type="auto">
            <chartooo:date-scale/>
            <chart:categories table:cell-range-address="Arkusz1.A156:Arkusz1.A1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156:Arkusz1.B168" chart:label-cell-address="Arkusz1.C1:Arkusz1.C1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pomiarów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float" office:value="-57">
                <text:p>-57</text:p>
                <draw:g>
                  <svg:desc>Arkusz1.A156:Arkusz1.A168</svg:desc>
                </draw:g>
              </table:table-cell>
              <table:table-cell office:value-type="float" office:value="3">
                <text:p>3</text:p>
                <draw:g>
                  <svg:desc>Arkusz1.B156:Arkusz1.B168</svg:desc>
                </draw:g>
              </table:table-cell>
            </table:table-row>
            <table:table-row>
              <table:table-cell office:value-type="string">
                <text:p>			-56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			-55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			-54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			-51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			-50 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			-49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			-48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			-47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			-46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			-45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			-37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			-35 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63cm" svg:height="12.017cm" xlink:href=".." xlink:type="simple" chart:class="chart:bar" chart:style-name="ch1">
        <chart:legend chart:legend-position="end" svg:x="18.333cm" svg:y="5.709cm" style:legend-expansion="high" chart:style-name="ch2"/>
        <chart:plot-area chart:style-name="ch3" table:cell-range-address="Arkusz1.A190:Arkusz1.B217 Arkusz1.C1:Arkusz1.C1" chart:data-source-has-labels="both" svg:x="0.427cm" svg:y="0.24cm" svg:width="17.479cm" svg:height="11.537cm">
          <chartooo:coordinate-region svg:x="1.101cm" svg:y="0.24cm" svg:width="16.805cm" svg:height="9.378cm"/>
          <chart:axis chart:dimension="x" chart:name="primary-x" chart:style-name="ch4" chartooo:axis-type="auto">
            <chartooo:date-scale/>
            <chart:categories table:cell-range-address="Arkusz1.A190:Arkusz1.A2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190:Arkusz1.B217" chart:label-cell-address="Arkusz1.C1:Arkusz1.C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pomiarów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float" office:value="-99">
                <text:p>-99</text:p>
                <draw:g>
                  <svg:desc>Arkusz1.A190:Arkusz1.A217</svg:desc>
                </draw:g>
              </table:table-cell>
              <table:table-cell office:value-type="float" office:value="2">
                <text:p>2</text:p>
                <draw:g>
                  <svg:desc>Arkusz1.B190:Arkusz1.B217</svg:desc>
                </draw:g>
              </table:table-cell>
            </table:table-row>
            <table:table-row>
              <table:table-cell office:value-type="string">
                <text:p>		-86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		-84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		-79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		-78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		-77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		-76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		-75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		-74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		-73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		-72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		-71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		-70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		-69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		-68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		-67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		-66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		-65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		-64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		-63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		-62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		-61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		-60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		-59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		-58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		-57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		-56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		-55 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